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2" svg:font-family="Calibri" style:font-family-generic="roman"/>
    <style:font-face style:name="Times New Roman1" svg:font-family="'Times New Roman'" style:font-family-generic="roman"/>
    <style:font-face style:name="Calibri" svg:font-family="Calibri"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8.602cm" table:align="margins"/>
    </style:style>
    <style:style style:name="Tabelle1.A" style:family="table-column">
      <style:table-column-properties style:column-width="6.2cm" style:rel-column-width="21845*"/>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2" style:family="table">
      <style:table-properties style:width="18.602cm" table:align="margins"/>
    </style:style>
    <style:style style:name="Tabelle2.A" style:family="table-column">
      <style:table-column-properties style:column-width="2.037cm" style:rel-column-width="7177*"/>
    </style:style>
    <style:style style:name="Tabelle2.B" style:family="table-column">
      <style:table-column-properties style:column-width="16.565cm" style:rel-column-width="5835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04370"/>
    </style:style>
    <style:style style:name="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P3" style:family="paragraph" style:parent-style-name="Header">
      <style:paragraph-properties fo:text-align="end" style:justify-single-word="false"/>
      <style:text-properties fo:color="#333333" fo:font-size="10pt" officeooo:rsid="00372860" officeooo:paragraph-rsid="00372860" style:font-size-asian="10pt" style:font-size-complex="10pt"/>
    </style:style>
    <style:style style:name="P4" style:family="paragraph" style:parent-style-name="Text_20_body">
      <style:text-properties officeooo:paragraph-rsid="00586068"/>
    </style:style>
    <style:style style:name="P5" style:family="paragraph" style:parent-style-name="Text_20_body">
      <style:paragraph-properties>
        <style:tab-stops>
          <style:tab-stop style:position="1.561cm"/>
        </style:tab-stops>
      </style:paragraph-properties>
      <style:text-properties officeooo:paragraph-rsid="005a7378"/>
    </style:style>
    <style:style style:name="P6" style:family="paragraph" style:parent-style-name="Heading_20_2">
      <style:text-properties officeooo:rsid="00510c60"/>
    </style:style>
    <style:style style:name="P7" style:family="paragraph" style:parent-style-name="Heading_20_2">
      <style:text-properties officeooo:rsid="00510c60" officeooo:paragraph-rsid="00510c60"/>
    </style:style>
    <style:style style:name="P8" style:family="paragraph" style:parent-style-name="Heading_20_2">
      <style:text-properties officeooo:rsid="0051e2d9"/>
    </style:style>
    <style:style style:name="P9" style:family="paragraph" style:parent-style-name="Heading_20_2">
      <style:text-properties officeooo:rsid="0054f43d"/>
    </style:style>
    <style:style style:name="P10" style:family="paragraph" style:parent-style-name="Heading_20_1">
      <style:text-properties officeooo:rsid="00510c60" officeooo:paragraph-rsid="005df862"/>
    </style:style>
    <style:style style:name="P11" style:family="paragraph" style:parent-style-name="Heading_20_1">
      <style:text-properties officeooo:rsid="0051e2d9"/>
    </style:style>
    <style:style style:name="P12" style:family="paragraph" style:parent-style-name="Heading_20_1" style:master-page-name="Standard">
      <style:paragraph-properties fo:margin-top="0cm" fo:margin-bottom="0.3cm" style:contextual-spacing="false" style:page-number="1">
        <style:tab-stops/>
      </style:paragraph-properties>
      <style:text-properties officeooo:paragraph-rsid="00259aa2"/>
    </style:style>
    <style:style style:name="P13" style:family="paragraph" style:parent-style-name="Table_20_Contents">
      <style:text-properties fo:font-size="11pt" officeooo:rsid="005718d8" officeooo:paragraph-rsid="005718d8"/>
    </style:style>
    <style:style style:name="P14" style:family="paragraph" style:parent-style-name="Table_20_Contents">
      <style:text-properties fo:font-size="11pt" officeooo:rsid="0058fdd6" officeooo:paragraph-rsid="0058fdd6"/>
    </style:style>
    <style:style style:name="P15" style:family="paragraph" style:parent-style-name="Heading_20_3">
      <style:text-properties officeooo:rsid="00510c60"/>
    </style:style>
    <style:style style:name="P16" style:family="paragraph" style:parent-style-name="Heading_20_3">
      <style:text-properties officeooo:rsid="0051e2d9"/>
    </style:style>
    <style:style style:name="P17" style:family="paragraph" style:parent-style-name="Heading_20_3">
      <style:text-properties officeooo:rsid="0054f43d"/>
    </style:style>
    <style:style style:name="P18" style:family="paragraph" style:parent-style-name="Text_20_body" style:list-style-name="" style:master-page-name="First_20_Page">
      <style:paragraph-properties fo:text-align="center" style:justify-single-word="false" style:page-number="auto"/>
      <style:text-properties fo:font-size="22pt" officeooo:rsid="0018232a" style:font-size-asian="22pt" style:font-size-complex="22pt"/>
    </style:style>
    <style:style style:name="P19" style:family="paragraph" style:parent-style-name="Text_20_body" style:list-style-name="">
      <style:paragraph-properties fo:text-align="center" style:justify-single-word="false"/>
      <style:text-properties fo:font-size="22pt" officeooo:rsid="0018232a" style:font-size-asian="22pt" style:font-size-complex="22pt"/>
    </style:style>
    <style:style style:name="P20" style:family="paragraph" style:parent-style-name="Text_20_body" style:list-style-name="">
      <style:paragraph-properties fo:text-align="center" style:justify-single-word="false"/>
      <style:text-properties fo:color="#4c4c4c" style:font-name="Arial" fo:font-size="26pt" officeooo:rsid="004edfbb" officeooo:paragraph-rsid="004edfbb" style:font-size-asian="26pt" style:font-size-complex="26pt"/>
    </style:style>
    <style:style style:name="P21" style:family="paragraph" style:parent-style-name="Text_20_body" style:list-style-name="">
      <style:paragraph-properties fo:text-align="center" style:justify-single-word="false"/>
      <style:text-properties style:font-name="Arial" fo:font-size="6pt" officeooo:rsid="0018232a" style:font-size-asian="5.25pt" style:font-size-complex="6pt"/>
    </style:style>
    <style:style style:name="P22" style:family="paragraph" style:parent-style-name="Text_20_body" style:list-style-name="">
      <style:paragraph-properties fo:text-align="center" style:justify-single-word="false"/>
      <style:text-properties fo:color="#333333" style:font-name="Calibri2" fo:font-size="22pt" fo:language="zxx" fo:country="none" officeooo:rsid="0018232a" officeooo:paragraph-rsid="0018232a" style:font-size-asian="22pt" style:font-size-complex="22pt"/>
    </style:style>
    <style:style style:name="P23" style:family="paragraph" style:parent-style-name="Text_20_body" style:list-style-name="">
      <style:paragraph-properties fo:text-align="center" style:justify-single-word="false"/>
      <style:text-properties fo:color="#333333" style:font-name="Calibri2" fo:font-size="22pt" fo:language="zxx" fo:country="none" style:text-underline-style="none" fo:font-weight="normal" officeooo:rsid="004edfbb" officeooo:paragraph-rsid="004edfbb" style:font-size-asian="22pt" style:font-weight-asian="normal" style:font-size-complex="22pt" style:font-weight-complex="normal"/>
    </style:style>
    <style:style style:name="P24" style:family="paragraph" style:parent-style-name="Text_20_body" style:list-style-name="">
      <style:paragraph-properties fo:text-align="center" style:justify-single-word="false"/>
      <style:text-properties fo:color="#333333" style:font-name="Calibri2" fo:font-size="18pt" fo:language="zxx" fo:country="none" officeooo:rsid="0018232a" officeooo:paragraph-rsid="0018232a" style:font-size-asian="18pt" style:font-size-complex="18pt"/>
    </style:style>
    <style:style style:name="P25" style:family="paragraph" style:parent-style-name="Text_20_body" style:list-style-name="">
      <style:paragraph-properties fo:text-align="center" style:justify-single-word="false"/>
      <style:text-properties fo:color="#333333" style:font-name="Calibri2" fo:font-size="18pt" fo:language="zxx" fo:country="none" officeooo:rsid="004edfbb" officeooo:paragraph-rsid="004edfbb" style:font-size-asian="18pt" style:font-size-complex="18pt"/>
    </style:style>
    <style:style style:name="P26" style:family="paragraph" style:parent-style-name="Text_20_body" style:list-style-name="">
      <style:paragraph-properties fo:text-align="center" style:justify-single-word="false"/>
      <style:text-properties style:font-name="Calibri2" fo:font-size="22pt" fo:language="zxx" fo:country="none" officeooo:paragraph-rsid="0018232a" style:font-size-asian="22pt" style:font-size-complex="22pt"/>
    </style:style>
    <style:style style:name="P27" style:family="paragraph" style:parent-style-name="Text_20_body" style:list-style-name="">
      <style:paragraph-properties fo:text-align="center" style:justify-single-word="false"/>
      <style:text-properties style:font-name="Calibri2" fo:font-size="22pt" fo:language="zxx" fo:country="none" officeooo:rsid="0018232a" officeooo:paragraph-rsid="0018232a" style:font-size-asian="22pt" style:font-size-complex="22pt"/>
    </style:style>
    <style:style style:name="P28" style:family="paragraph" style:parent-style-name="Text_20_body" style:list-style-name="">
      <style:paragraph-properties fo:text-align="center" style:justify-single-word="false"/>
      <style:text-properties style:font-name="Calibri2" fo:font-size="6pt" fo:language="zxx" fo:country="none" style:text-underline-style="none" fo:font-weight="normal" officeooo:rsid="0018232a" officeooo:paragraph-rsid="0018232a" style:font-size-asian="5.25pt" style:font-weight-asian="normal" style:font-size-complex="6pt" style:font-weight-complex="normal"/>
    </style:style>
    <style:style style:name="P29" style:family="paragraph" style:parent-style-name="Text_20_body">
      <style:text-properties officeooo:rsid="005718d8" officeooo:paragraph-rsid="005718d8"/>
    </style:style>
    <style:style style:name="P30" style:family="paragraph" style:parent-style-name="Text_20_body" style:list-style-name="L1">
      <style:text-properties officeooo:rsid="005718d8" officeooo:paragraph-rsid="005718d8"/>
    </style:style>
    <style:style style:name="P31" style:family="paragraph" style:parent-style-name="Text_20_body">
      <style:text-properties fo:font-size="11pt" officeooo:rsid="005718d8" officeooo:paragraph-rsid="005718d8"/>
    </style:style>
    <style:style style:name="P32" style:family="paragraph" style:parent-style-name="Text_20_body">
      <style:text-properties officeooo:rsid="00586068" officeooo:paragraph-rsid="00586068"/>
    </style:style>
    <style:style style:name="P33" style:family="paragraph" style:parent-style-name="Text_20_body">
      <style:text-properties officeooo:rsid="0058fdd6" officeooo:paragraph-rsid="0058fdd6"/>
    </style:style>
    <style:style style:name="P34" style:family="paragraph" style:parent-style-name="Text_20_body">
      <style:paragraph-properties>
        <style:tab-stops>
          <style:tab-stop style:position="1.958cm"/>
        </style:tab-stops>
      </style:paragraph-properties>
      <style:text-properties officeooo:rsid="005c0ccc" officeooo:paragraph-rsid="005c0ccc"/>
    </style:style>
    <style:style style:name="P35" style:family="paragraph" style:parent-style-name="Text_20_body">
      <style:text-properties officeooo:rsid="005c2cbc" officeooo:paragraph-rsid="005c2cbc"/>
    </style:style>
    <style:style style:name="P36" style:family="paragraph" style:parent-style-name="Text_20_body">
      <style:text-properties officeooo:paragraph-rsid="005df862"/>
    </style:style>
    <style:style style:name="P37" style:family="paragraph" style:parent-style-name="Text_20_body">
      <style:paragraph-properties>
        <style:tab-stops>
          <style:tab-stop style:position="1.984cm"/>
        </style:tab-stops>
      </style:paragraph-properties>
      <style:text-properties officeooo:paragraph-rsid="005df862"/>
    </style:style>
    <style:style style:name="P38" style:family="paragraph" style:parent-style-name="Text_20_body">
      <style:paragraph-properties>
        <style:tab-stops>
          <style:tab-stop style:position="2.037cm"/>
        </style:tab-stops>
      </style:paragraph-properties>
      <style:text-properties officeooo:paragraph-rsid="005df862"/>
    </style:style>
    <style:style style:name="P39" style:family="paragraph">
      <style:paragraph-properties fo:text-align="center"/>
    </style:style>
    <style:style style:name="T1" style:family="text">
      <style:text-properties fo:color="#333333" fo:font-size="10pt" officeooo:rsid="004edfbb" style:font-size-asian="10pt" style:font-size-complex="10pt"/>
    </style:style>
    <style:style style:name="T2" style:family="text">
      <style:text-properties fo:color="#333333" fo:font-size="10pt" officeooo:rsid="0015c3c3" style:font-size-asian="10pt" style:font-size-complex="10pt"/>
    </style:style>
    <style:style style:name="T3" style:family="text">
      <style:text-properties fo:color="#333333" fo:font-size="10pt" fo:language="zxx" fo:country="none" officeooo:rsid="00504370" style:font-size-asian="10pt" style:font-size-complex="10pt"/>
    </style:style>
    <style:style style:name="T4" style:family="text">
      <style:text-properties officeooo:rsid="0015c3c3"/>
    </style:style>
    <style:style style:name="T5" style:family="text">
      <style:text-properties officeooo:rsid="004edfbb"/>
    </style:style>
    <style:style style:name="T6" style:family="text">
      <style:text-properties style:font-name="Times New Roman1" officeooo:rsid="0015c3c3"/>
    </style:style>
    <style:style style:name="T7" style:family="text">
      <style:text-properties fo:language="zxx" fo:country="none" officeooo:rsid="0048f097"/>
    </style:style>
    <style:style style:name="T8" style:family="text">
      <style:text-properties fo:language="zxx" fo:country="none" officeooo:rsid="00510c60"/>
    </style:style>
    <style:style style:name="T9" style:family="text">
      <style:text-properties officeooo:rsid="004f9968"/>
    </style:style>
    <style:style style:name="T10" style:family="text">
      <style:text-properties officeooo:rsid="0051e2d9"/>
    </style:style>
    <style:style style:name="T11" style:family="text">
      <style:text-properties officeooo:rsid="00532dd4"/>
    </style:style>
    <style:style style:name="T12" style:family="text">
      <style:text-properties officeooo:rsid="00586068"/>
    </style:style>
    <style:style style:name="T13" style:family="text">
      <style:text-properties officeooo:rsid="005a7378"/>
    </style:style>
    <style:style style:name="T14" style:family="text">
      <style:text-properties style:font-name="Calibri" officeooo:rsid="005a7378"/>
    </style:style>
    <style:style style:name="T15" style:family="text">
      <style:text-properties officeooo:rsid="005df862"/>
    </style:style>
    <style:style style:name="T16" style:family="text">
      <style:text-properties officeooo:rsid="005e24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008080" draw:marker-start-width="0.019cm" draw:marker-end-width="0.019cm" draw:fill="solid" draw:fill-color="#008080" draw:textarea-horizontal-align="center" draw:textarea-vertical-align="middle" fo:padding-top="0.014cm" fo:padding-bottom="0.014cm" fo:padding-left="0.014cm" fo:padding-right="0.0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9" text:outline-level="1"/>
      <text:h text:style-name="P19" text:outline-level="1"/>
      <text:h text:style-name="P20" text:outline-level="1">DATA MINING</text:h>
      <text:h text:style-name="P21" text:outline-level="1"/>
      <text:h text:style-name="P22" text:outline-level="1">- Versuch <text:span text:style-name="T5">1</text:span>: <text:span text:style-name="T9">Energieverbrauch und CO2-Emmission</text:span> -</text:h>
      <text:h text:style-name="P26"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3" text:outline-level="1">Teammitglieder</text:h>
      <text:h text:style-name="P28" text:outline-level="1"><draw:line text:anchor-type="paragraph" draw:z-index="0" draw:style-name="gr1" draw:text-style-name="P39" svg:x1="5.376cm" svg:y1="-0.065cm" svg:x2="13.172cm" svg:y2="-0.065cm"><text:p/></draw:line></text:h>
      <text:h text:style-name="P24" text:outline-level="1">J<text:span text:style-name="T5">an</text:span>Horak</text:h>
      <text:h text:style-name="P25" text:outline-level="1">Ralf Palyov</text:h>
      <text:h text:style-name="P24" text:outline-level="1"><text:span text:style-name="T5">Andreas</text:span> Mayer</text:h>
      <text:h text:style-name="P12" text:outline-level="1"><text:span text:style-name="T8">2.1 <text:s text:c="3"/></text:span><text:span text:style-name="T7">Datenverwaltung und Statistik</text:span></text:h>
      <text:h text:style-name="P7" text:outline-level="2">2.1.2 <text:s text:c="3"/>GPS Koordinaten</text:h>
      <text:h text:style-name="P15" text:outline-level="3">Ausgehend von der implementierten Visualisierung des Energieverbrauchs der Länder: Nennen Sie<text:line-break/>die 3 Ihrer Meinung nach interessantesten Beobachtungen.</text:h>
      <text:p text:style-name="P36"><text:span text:style-name="T15">Interessant zu beobachten ist, dass der Wasserkraft-Anteil Canadas und Brasiliens höher ist als der der USA, obwohl die Gesamtmenge der USA um ein vielfaches höher ist. Der Kohleanteil Chinas scheint auf den ersten Blick in etwa so hoch zu sein wie der Gesamtkohleanteil aller anderen Länder. Die arabischen Länder verzichten nahezu komplett auf Kohle- Wasser- und Atomkraft. </text:span></text:p>
      <text:p text:style-name="P36"><text:span text:style-name="T15">Von implementierungstechnischer Seite aus betrachtet gestaltet sich der Zugriff auf die Geo-Daten über die Google Maps-API als sehr einfach. Auch das erzeugen eines Diagramms ist ohne großen Aufwand möglich.</text:span></text:p>
      <text:h text:style-name="P6" text:outline-level="2">2.1.3 <text:s text:c="3"/>Statistik der Daten</text:h>
      <text:h text:style-name="P15" text:outline-level="3">Erklären Sie sämtliche Elemente eines Boxplot (allgemein).</text:h>
      <text:p text:style-name="P36"><text:span text:style-name="T15">Der Boxplot ist eine grafische Darstellung, die die Verteilung gemessener Werte (Messniveau) hilft abzubilden.</text:span></text:p>
      <text:p text:style-name="P36"><text:span text:style-name="T15">Grundsätzlich wird bei einem Boxplot in fünf - in manchen Fällen auch sechs Bestandteile unterschieden.</text:span></text:p>
      <text:p text:style-name="P36"><text:span text:style-name="T15"/></text:p>
      <text:p text:style-name="P36"><text:span text:style-name="T15">Zwei davon sind die "obere" und "untere" Antenne. Diese sind in der Länge an die Menge der Daten gebunden, wobei "Aussreißer"</text:span></text:p>
      <text:p text:style-name="P36"><text:span text:style-name="T15">ausgenommen sind. Der Median (-&gt;liegt genau in der Mitte der Messdaten) des Boxplots wird von zwei anderen Bestandteilen umschlossen: dem oberen und dem unteren Quantil.</text:span></text:p>
      <text:p text:style-name="P36"><text:span text:style-name="T15">Diese dadurch enstandene Box ist ein Maß für die Streuung der gemessenen Daten.</text:span></text:p>
      <text:h text:style-name="P15" text:outline-level="3">Diskutieren Sie die im Boxplot angezeigte Statistik der Energieverbrauchdaten.</text:h>
      <text:p text:style-name="P36"><text:span text:style-name="T15">Öl weist eine "relativ hohe" Verbrauchsstatistik auf. Begründet wird das durch die relativ hohe Box und den hohen Verbrauchswerten.</text:span></text:p>
      <text:p text:style-name="P36"><text:span text:style-name="T15">Das passt sehr gut zu der ersten Üblerlegungen, dass Öl eine hohe Verbrauchsstatistik besitzen muss.</text:span></text:p>
      <text:p text:style-name="P36"><text:span text:style-name="T15">Es lässt sich ausserdem beobachten, dass durch die sich am oberen Quantil befindende Whisker</text:span></text:p>
      <text:p text:style-name="P36"><text:span text:style-name="T15">relativ viel Spielraum gibt. Das für den Öl- Verbrauch errechnete Maximum ist also nicht "nah" an den durchschnittlichen</text:span></text:p>
      <text:p text:style-name="P36"><text:span text:style-name="T15">Verbrauchswerten.</text:span></text:p>
      <text:p text:style-name="P36"><text:span text:style-name="T15">Der nukleare Energieverbrauch hat eine noch geringere Verbrauchsstatistik - hier ist allerdings deutlich zu sehen, dass es mehr</text:span></text:p>
      <text:p text:style-name="P36"><text:span text:style-name="T15">Aussreißer gibt (diese liegen ausserhalb des oberen / unteren Whiskers), als bei Öl.</text:span></text:p>
      <text:p text:style-name="P36"><text:span text:style-name="T15">Vielleicht ist das zu Begründen mit den in den vergangen Jahren zu beobachten "Kehrtwende" in den Atompolitiken der Welt.</text:span></text:p>
      <text:p text:style-name="P36"><text:span text:style-name="T15">Ähnlich, wie bei dem Verbrauch von nuklearer Energie ist auch der Verbrauch von Wasser zu beobachten. Dort ist auch,</text:span></text:p>
      <text:p text:style-name="P36"><text:span text:style-name="T15">beispielsweise im Vergleich zu Öl, eine niedrige Verbrauchsstatistik zu erkennen.</text:span></text:p>
      <text:p text:style-name="P36"><text:span text:style-name="T15">Kohle und Gas ähneln erwartungsgemäß dem Verbrauch von Kohle sehr stark.</text:span></text:p>
      <text:p text:style-name="P36"><text:soft-page-break/><text:span text:style-name="T15"/></text:p>
      <text:p text:style-name="P36"><text:span text:style-name="T15">Das deutet auf die Korrektheit der bestimmten Daten hin - Kohle, Öl und Gas werden weltweit am meisten verbraucht,</text:span></text:p>
      <text:p text:style-name="P36"><text:span text:style-name="T15">nukleare Energie hat zwar eine im Vergleich relativ geringe Verbrauchsstatistik, dort sind aber auffällig viele Aussreißer</text:span></text:p>
      <text:p text:style-name="P36"><text:span text:style-name="T15">erkennbar. Wasser wird im Vergleich am wenigsten verbraucht.</text:span></text:p>
      <text:h text:style-name="P10" text:outline-level="1">2.2 <text:s text:c="3"/>Anwendung von Verfahren des unüberwachten Lernens auf Energieverbrauchsdaten</text:h>
      <text:h text:style-name="P6" text:outline-level="2">2.2.1 <text:s text:c="3"/>Hierarchisches Clustering</text:h>
      <text:h text:style-name="P15" text:outline-level="3">Was wird beim Standardisieren gemacht? Welcher Effekt könnte ohne Standardisieren beim Clustering eintreten (insbesondere wenn die euklidische Metrik verwendet wird)?</text:h>
      <text:p text:style-name="P29">Die Bildung von Clustern erfolgt durch den Vergleich aller Eigenschaften der einzelnen Objekte miteinander. Die Eigenschaften können allerdings in ihrer Skalierung stark voneinander abweichen: z.B. besitzen die Objekte folgende Eigenschaften:</text:p>
      <text:list xml:id="list2047543017863555739" text:style-name="L1">
        <text:list-item>
          <text:p text:style-name="P30">Maximale Geschwindigkeit in km/h</text:p>
        </text:list-item>
        <text:list-item>
          <text:p text:style-name="P30">Leergewicht in kg</text:p>
        </text:list-item>
      </text:list>
      <text:p text:style-name="P29">Es sollen zwei Objekte verglichen werden:</text:p>
      <table:table table:name="Tabelle1" table:style-name="Tabelle1">
        <table:table-column table:style-name="Tabelle1.A" table:number-columns-repeated="3"/>
        <table:table-row>
          <table:table-cell table:style-name="Tabelle1.A1" office:value-type="string">
            <text:p text:style-name="P13">Eigenschaft</text:p>
          </table:table-cell>
          <table:table-cell table:style-name="Tabelle1.A1" office:value-type="string">
            <text:p text:style-name="P13">Objekt 1</text:p>
          </table:table-cell>
          <table:table-cell table:style-name="Tabelle1.C1" office:value-type="string">
            <text:p text:style-name="P13">Objekt 2</text:p>
          </table:table-cell>
        </table:table-row>
        <table:table-row>
          <table:table-cell table:style-name="Tabelle1.B3" office:value-type="string">
            <text:p text:style-name="P31">Maximale Geschwindigkeit in km/h</text:p>
          </table:table-cell>
          <table:table-cell table:style-name="Tabelle1.B3" office:value-type="string">
            <text:p text:style-name="P31">320</text:p>
          </table:table-cell>
          <table:table-cell table:style-name="Tabelle1.C3" office:value-type="string">
            <text:p text:style-name="P31">160</text:p>
          </table:table-cell>
        </table:table-row>
        <table:table-row>
          <table:table-cell table:style-name="Tabelle1.B3" office:value-type="string">
            <text:p text:style-name="P31">Leergewicht in kg</text:p>
          </table:table-cell>
          <table:table-cell table:style-name="Tabelle1.B3" office:value-type="string">
            <text:p text:style-name="P31">1642</text:p>
          </table:table-cell>
          <table:table-cell table:style-name="Tabelle1.C3" office:value-type="string">
            <text:p text:style-name="P31">7490</text:p>
          </table:table-cell>
        </table:table-row>
      </table:table>
      <text:p text:style-name="P29"/>
      <text:p text:style-name="P29">Bei der euklidischen Metrik würde die Distanz zwischen den Werten direkt ermittelt werden. Das hat zur Folge, dass der Unterschied des Leergewichts viel mehr Gewicht hat als der Unterschied der max Geschwindigkeit.</text:p>
      <text:p text:style-name="P29">Leergewichtsunterschied (5848 kg) &gt; max Geschwindigkeitsunterschied (160 km/h)</text:p>
      <text:p text:style-name="P29">Ein Unterschied in der max Geschwindigkeit würde bei einem Clustering so keinen Ausschlag geben und das Ergebnis wäre stark verfälscht.</text:p>
      <text:p text:style-name="P29">Der Vergleich sollte also auf Daten durchgeführt werden die zuvor so angepasst wurden, dass unterschiedliche Bezugsgrößen keine Rolle mehr spielen. Dies ist die Standardisierung: Der Mittelwert einer Eigenschaft über alle Objekte wird ermittelt. Dieser Mittelwert wird dann von den einzelnen Eigenschaften abgezogen. Das Ergebnis wird abschließend durch die Standardabweichung der einzelnen Eigenschaften dividiert.</text:p>
      <text:h text:style-name="P15" text:outline-level="3">Erklären Sie die beim hierarchischen Clustering einstellbaren Parameter linkage-method und metric. Welche Metrik ist Ihrer Meinung nach für diese Anwendung geeignet? Warum?</text:h>
      <text:p text:style-name="P4"><text:span text:style-name="T12">„metric“ gibt an welche Metrik zur Distanz zwischen zwei Objekten verwendet werden soll. Der Standard ist </text:span><text:span text:style-name="T12">euklidisch, die Gefahr die sich durch diese Metrik ergibt ist in Frage 1 beschrieben. Es ist sinnvoll die selbe Metrik zu verwenden wie in der Berechnung der Objekt Distanzen ('correlation') </text:span></text:p>
      <text:p text:style-name="P32">„linkage-method“ gibt an wie die Distanz zwischen den Clustern berechnet werden soll. D.h. wie berechnet wird, welche Objekte zu welchem Cluster gehören.</text:p>
      <text:h text:style-name="P15" text:outline-level="3"><text:soft-page-break/>Welches Land ist bezüglich des Verbrauchs der hier betrachteten Energiequellen Deutschland am ähnlichsten, wenn für die linkage-method average und die Metrik correlation konfiguriert wird?</text:h>
      <text:p text:style-name="P33">Belgien ist Deutschland am ähnlichsten.</text:p>
      <text:h text:style-name="P15" text:outline-level="3">Charakterisieren Sie die 4 Cluster. Was ist typisch für die jeweiligen Cluster?</text:h>
      <table:table table:name="Tabelle2" table:style-name="Tabelle2">
        <table:table-column table:style-name="Tabelle2.A"/>
        <table:table-column table:style-name="Tabelle2.B"/>
        <table:table-row>
          <table:table-cell table:style-name="Tabelle2.A1" office:value-type="string">
            <text:p text:style-name="P14">1. Cluster</text:p>
          </table:table-cell>
          <table:table-cell table:style-name="Tabelle2.B1" office:value-type="string">
            <text:p text:style-name="P14">Hat einen relativ ausgewogenen Energiemix, keine der Energiequellen sticht besonders hervor oder ist auf 0.</text:p>
          </table:table-cell>
        </table:table-row>
        <table:table-row>
          <table:table-cell table:style-name="Tabelle2.A2" office:value-type="string">
            <text:p text:style-name="P14">2. Cluster</text:p>
          </table:table-cell>
          <table:table-cell table:style-name="Tabelle2.B2" office:value-type="string">
            <text:p text:style-name="P14">Die Energiequellen Gas und Öl liegen hier deutlich im Vordergrund.</text:p>
          </table:table-cell>
        </table:table-row>
        <table:table-row>
          <table:table-cell table:style-name="Tabelle2.A2" office:value-type="string">
            <text:p text:style-name="P14">3. Cluster</text:p>
          </table:table-cell>
          <table:table-cell table:style-name="Tabelle2.B2" office:value-type="string">
            <text:p text:style-name="P14">Hier dominiert Kohle.</text:p>
          </table:table-cell>
        </table:table-row>
        <table:table-row>
          <table:table-cell table:style-name="Tabelle2.A2" office:value-type="string">
            <text:p text:style-name="P14">4. Cluster</text:p>
          </table:table-cell>
          <table:table-cell table:style-name="Tabelle2.B2" office:value-type="string">
            <text:p text:style-name="P14">Bei diesen Ländern wird die Wasserkraft sehr stark genutzt.</text:p>
          </table:table-cell>
        </table:table-row>
      </table:table>
      <text:h text:style-name="P8" text:outline-level="2">2.2.2 <text:s text:c="3"/>Dimensionalitätsreduktion</text:h>
      <text:h text:style-name="P16" text:outline-level="3">Welches Land ist nach dieser Darstellung Deutschland am ähnlichsten?</text:h>
      <text:p text:style-name="P36"><text:span text:style-name="T15">Die euklidische Distanz von Deutschland ist zu Südkorea am geringsten. Dies hängt sicherlich damit zusammen, dass sowohl das Verhältnis der Energieanteile als auch die Gesamtmenge der beiden Länder sehr ähnlich sind.</text:span></text:p>
      <text:h text:style-name="Heading_20_3" text:outline-level="3"><text:span text:style-name="T10">Warum entspricht die hier dargestellte </text:span><text:span text:style-name="T11">Ä</text:span><text:span text:style-name="T10">hnlichkeit nicht der im oben erzeugten Dendrogram?</text:span></text:h>
      <text:p text:style-name="P36"><text:span text:style-name="T15">Bei der hier dargestellten Ähnlichkeit spielt der Gesamtenergieverbrauch eine wichtige Rolle. Länder, die zwar verhältnismäßig nahezu identisch sind, sich aber vom Gesamtverbrauch stark unterscheiden werden trotzdem weit voneinander entfernt dargestellt. Je größer der Unterscheid der Gesamtmenge ist, desto weiter sind auch die Punkte voneinander entfernt. Beim hierarchischen Clustering werden diese Ähnlichkeiten berücksichtigt und verhältnismäßig ähnliche Länder in Cluster zusammengefasst.</text:span></text:p>
      <text:h text:style-name="P11" text:outline-level="1">2.3 <text:s text:c="3"/>Überwachtes Lernen: Schätzung der CO2-Emmission</text:h>
      <text:h text:style-name="P8" text:outline-level="2">2.3.1 <text:s text:c="3"/>Feature Selection</text:h>
      <text:h text:style-name="P16" text:outline-level="3">Welche 3 Merkmale haben den stärksten Einfluss auf das Ausgabemerkmal CO2-Emmission? Wie groß sind die vom Programm ausgegebenen Scores?</text:h>
      <text:p text:style-name="P36"><text:span text:style-name="T15">Erwartungsgemäß haben Gas, Kohle und Öl die höchsten Scores.</text:span></text:p>
      <text:p text:style-name="P36"><text:span text:style-name="T15">Scores:</text:span></text:p>
      <text:p text:style-name="P38"><text:span text:style-name="T15"><text:tab/>Co2-Emissions</text:span></text:p>
      <text:p text:style-name="P37"><text:span text:style-name="T15">Hydro <text:tab/>3585.719875</text:span></text:p>
      <text:p text:style-name="P37"><text:span text:style-name="T15">Nuclear <text:s text:c="3"/><text:tab/>5159.411960</text:span></text:p>
      <text:p text:style-name="P37"><text:span text:style-name="T15">Gas <text:s text:c="6"/><text:tab/>11600.056857</text:span></text:p>
      <text:p text:style-name="P37"><text:span text:style-name="T15">Oil <text:s text:c="6"/><text:tab/>15683.709785</text:span></text:p>
      <text:p text:style-name="P37"><text:span text:style-name="T15">Coal <text:s text:c="5"/><text:tab/>51882.621866</text:span></text:p>
      <text:h text:style-name="P9" text:outline-level="2"><text:soft-page-break/>2.3.2 <text:s text:c="3"/>Regression mit Epsilon-SVR</text:h>
      <text:h text:style-name="P17" text:outline-level="3">Optimieren Sie die SVR-Parameter C und Epsilon so dass der Score in der Kreuzvalidierung minimal wird. Welche Werte für C und Epsilon liefern das beste Ergebnis?</text:h>
      <text:p text:style-name="P5"><text:span text:style-name="T13">C<text:tab/></text:span><text:span text:style-name="T14">≈</text:span><text:span text:style-name="T13"> 0.046</text:span></text:p>
      <text:p text:style-name="P5"><text:span text:style-name="T13">epsilon<text:tab/></text:span><text:span text:style-name="T14">≈ </text:span><text:span text:style-name="T13">0.125</text:span></text:p>
      <text:h text:style-name="P17" text:outline-level="3">Für das SVR-Objekt können die Koeffzienten der linearen Abbildung, welche durch die trainierte SVR realisiert wird, ausgegeben werden: meineSVR.coef_. Notieren Sie diese Koeffizienten für die beste SVR.</text:h>
      <text:p text:style-name="P34">Oil:<text:tab/>-3.069</text:p>
      <text:p text:style-name="P34">Gas:<text:tab/>-2.348</text:p>
      <text:p text:style-name="P34">Coal:<text:tab/>-3.961</text:p>
      <text:p text:style-name="P34">Nuclear:<text:tab/>-0.0007287</text:p>
      <text:p text:style-name="P34">Hydro:<text:tab/>-0.001065</text:p>
      <text:h text:style-name="P17" text:outline-level="3">Welchen Aufschluss geben diese Koeffizienten über den Einfluss der einzelnen Eingangsmerkmale auf das Ausgangsmerkmal?</text:h>
      <text:p text:style-name="P35">Die Koeffizienten geben Aufschluss, wie stark die einzelnen Eingangsmerkmale für die Ausgabe relevant sind. Es wird deutlich, dass die Merkmale 'Nuclear' und 'Hydro' im Gegensatz zu den anderen sehr nahe am Wert 0 liegen. Dies bedeutet, dass diese zwei Merkmale einen so geringen Einfluss auf das Ausgangsmerkmal haben, dass sie vernachlässigt werden könnten. </text:p>
      <text:h text:style-name="P17" text:outline-level="3">Wie groß ist die mittlere absolute Differenz zwischen Soll- und Ist-Ausgabe für die beste SVR?Diskutieren Sie dieses Ergebnis.</text:h>
      <text:p text:style-name="P35">Die mittlere absolute Differenz beträgt gerundet 0.129.</text:p>
      <text:p text:style-name="P35">Dieser Wert ist sehr gut, das liegt daran, dass die SVR mit allen Daten trainiert wurde. Die Daten mit denen die Differenz ermittelt werden, sind bereits für das Training verwendet worden. Für realistischere Ergebnisse müssten neue Daten herangezog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2" svg:font-family="Calibri" style:font-family-generic="roman"/>
    <style:font-face style:name="Times New Roman1" svg:font-family="'Times New Roman'" style:font-family-generic="roman"/>
    <style:font-face style:name="Calibri" svg:font-family="Calibri"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1"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1cm" fo:margin-bottom="0.3cm" style:contextual-spacing="false" style:page-number="auto"/>
      <style:text-properties fo:color="#333333"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199cm" style:contextual-spacing="false" style:page-number="auto" style:shadow="none"/>
      <style:text-properties fo:color="#333333" fo:font-size="7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1" style:font-size-asian="10.5pt"/>
    </style:style>
    <style:style style:name="Head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04370"/>
    </style:style>
    <style:style style:name="M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MP3" style:family="paragraph" style:parent-style-name="Header">
      <style:paragraph-properties fo:text-align="end" style:justify-single-word="false"/>
      <style:text-properties fo:color="#333333" fo:font-size="10pt" officeooo:rsid="00372860" officeooo:paragraph-rsid="00372860" style:font-size-asian="10pt" style:font-size-complex="10pt"/>
    </style:style>
    <style:style style:name="MT1" style:family="text">
      <style:text-properties fo:color="#333333" fo:font-size="10pt" officeooo:rsid="004edfbb" style:font-size-asian="10pt" style:font-size-complex="10pt"/>
    </style:style>
    <style:style style:name="MT2" style:family="text">
      <style:text-properties fo:color="#333333" fo:font-size="10pt" officeooo:rsid="0015c3c3" style:font-size-asian="10pt" style:font-size-complex="10pt"/>
    </style:style>
    <style:style style:name="MT3" style:family="text">
      <style:text-properties fo:color="#333333" fo:font-size="10pt" fo:language="zxx" fo:country="none" officeooo:rsid="00504370" style:font-size-asian="10pt" style:font-size-complex="10pt"/>
    </style:style>
    <style:style style:name="MT4" style:family="text">
      <style:text-properties officeooo:rsid="0015c3c3"/>
    </style:style>
    <style:style style:name="MT5" style:family="text">
      <style:text-properties officeooo:rsid="004edfbb"/>
    </style:style>
    <style:style style:name="MT6" style:family="text">
      <style:text-properties style:font-name="Times New Roman1" officeooo:rsid="0015c3c3"/>
    </style:style>
    <style:style style:name="MT7" style:family="text">
      <style:text-properties officeooo:rsid="005e24b3"/>
    </style:style>
    <style:page-layout style:name="Mpm1">
      <style:page-layout-properties fo:page-width="21.001cm" fo:page-height="29.7cm" style:num-format="1" style:print-orientation="portrait" fo:margin-top="1.54cm" fo:margin-bottom="1.54cm" fo:margin-left="1.199cm" fo:margin-right="1.199cm" style:writing-mode="lr-tb" style:layout-grid-color="#c0c0c0" style:layout-grid-lines="49" style:layout-grid-base-height="0.423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901cm" fo:margin-left="0cm" fo:margin-right="0cm" fo:margin-top="0.801cm" style:dynamic-spacing="false"/>
      </style:footer-style>
    </style:page-layout>
    <style:page-layout style:name="Mpm2">
      <style:page-layout-properties fo:page-width="21.001cm" fo:page-height="29.7cm" style:num-format="1" style:print-orientation="portrait" fo:margin-top="1.54cm" fo:margin-bottom="1.54cm" fo:margin-left="1.199cm" fo:margin-right="1.1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page-layout>
  </office:automatic-styles>
  <office:master-styles>
    <style:master-page style:name="Standard" style:page-layout-name="Mpm1">
      <style:header>
        <text:p text:style-name="MP1"><text:span text:style-name="MT1">Data Mining</text:span><text:span text:style-name="MT2"><text:tab/><text:tab/>Versuch </text:span><text:span text:style-name="MT1">1</text:span><text:span text:style-name="MT2">: </text:span><text:span text:style-name="MT3">Energieverbrauch und CO2-Emmission</text:span></text:p>
      </style:header>
      <style:footer>
        <text:p text:style-name="MP2"><text:span text:style-name="MT4"><text:file-name text:display="name-and-extension">protokoll.odt</text:file-name></text:span><text:span text:style-name="MT4"><text:tab/>J</text:span><text:span text:style-name="MT5">an</text:span><text:span text:style-name="MT4"> Horak <text:s text:c="2"/></text:span><text:span text:style-name="MT6">̶</text:span><text:span text:style-name="MT4"> <text:s text:c="2"/></text:span><text:span text:style-name="MT5">Ralf Palyov</text:span><text:span text:style-name="MT4"> <text:s text:c="3"/></text:span><text:span text:style-name="MT6">̶</text:span><text:span text:style-name="MT4"> <text:s text:c="2"/>A</text:span><text:span text:style-name="MT5">ndreas</text:span><text:span text:style-name="MT4"> Mayer<text:tab/></text:span><text:span text:style-name="MT4"><text:page-number text:select-page="current">4</text:page-number></text:span></text:p>
      </style:footer>
    </style:master-page>
    <style:master-page style:name="First_20_Page" style:display-name="First Page" style:page-layout-name="Mpm2" style:next-style-name="Standard">
      <style:header>
        <text:p text:style-name="MP3"><text:span text:style-name="MT7">11</text:span>. <text:span text:style-name="MT5">November</text:span> 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date>2013-11-11T10:06:11.11</dc:date>
    <meta:editing-duration>PT6H52M56S</meta:editing-duration>
    <meta:editing-cycles>62</meta:editing-cycles>
    <meta:print-date>2013-06-06T19:05:46.51</meta:print-date>
    <meta:document-statistic meta:table-count="2" meta:image-count="0" meta:object-count="0" meta:page-count="6" meta:paragraph-count="101" meta:word-count="1216" meta:character-count="8646" meta:non-whitespace-character-count="7481"/>
  </office:meta>
</office:document-meta>
</file>